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623a" officeooo:paragraph-rsid="0022623a"/>
    </style:style>
    <style:style style:name="P2" style:family="paragraph" style:parent-style-name="Standard">
      <style:text-properties officeooo:rsid="0027d5b3" officeooo:paragraph-rsid="0027d5b3"/>
    </style:style>
    <style:style style:name="P3" style:family="paragraph" style:parent-style-name="Standard">
      <style:text-properties officeooo:rsid="0028b3bf" officeooo:paragraph-rsid="0028b3bf"/>
    </style:style>
    <style:style style:name="T1" style:family="text">
      <style:text-properties officeooo:rsid="0027d5b3"/>
    </style:style>
    <style:style style:name="T2" style:family="text">
      <style:text-properties officeooo:rsid="002ae791"/>
    </style:style>
    <style:style style:name="T3" style:family="text">
      <style:text-properties officeooo:rsid="002c8664"/>
    </style:style>
    <style:style style:name="T4" style:family="text">
      <style:text-properties officeooo:rsid="002dc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Reusable components</text:span></text:p>
      <text:p text:style-name="P2">1)First link bootstrap cdn css and js</text:p>
      <text:p text:style-name="P2">2)<text:span text:style-name="T4">To display html content inside component, pass it as a children</text:span></text:p>
      <text:p text:style-name="P2">app.js – <text:span text:style-name="T2">(We are creating 2 alert components,one takes type,message and other takes type and children )</text:span></text:p>
      <text:p text:style-name="P2">import React, { Component } from 'react';</text:p>
      <text:p text:style-name="P2"/>
      <text:p text:style-name="P2">import Alert from './ui-components/Alert';</text:p>
      <text:p text:style-name="P2"/>
      <text:p text:style-name="P2">class App extends Component {</text:p>
      <text:p text:style-name="P2"><text:s text:c="2"/>render() {</text:p>
      <text:p text:style-name="P2"><text:s text:c="4"/>return (</text:p>
      <text:p text:style-name="P2"><text:s text:c="6"/>&lt;div className="container"&gt;</text:p>
      <text:p text:style-name="P2"><text:s text:c="8"/>&lt;Alert type="success" message="Success Message"/&gt;</text:p>
      <text:p text:style-name="P2"/>
      <text:p text:style-name="P2"><text:s text:c="8"/>&lt;Alert type="success"&gt;</text:p>
      <text:p text:style-name="P2"><text:s text:c="10"/>&lt;h1&gt;H1 children&lt;/h1&gt;</text:p>
      <text:p text:style-name="P2"><text:s text:c="8"/>&lt;/Alert&gt;</text:p>
      <text:p text:style-name="P2"><text:s text:c="6"/>&lt;/div&gt;</text:p>
      <text:p text:style-name="P2"><text:s text:c="4"/>);</text:p>
      <text:p text:style-name="P2"><text:s text:c="2"/>}</text:p>
      <text:p text:style-name="P2">}</text:p>
      <text:p text:style-name="P2"/>
      <text:p text:style-name="P2">export default App;</text:p>
      <text:p text:style-name="P2"/>
      <text:p text:style-name="P2"/>
      <text:p text:style-name="P2"/>
      <text:p text:style-name="P2">3)create a new folder in src called ui-components</text:p>
      <text:p text:style-name="P2">inside it create Alert.jsx</text:p>
      <text:p text:style-name="P2"/>
      <text:p text:style-name="P3">in Alert.jsx – <text:span text:style-name="T3">(Here we are checking through ternary operator)</text:span></text:p>
      <text:p text:style-name="P3"/>
      <text:p text:style-name="P3">import React from 'react';</text:p>
      <text:p text:style-name="P3"/>
      <text:p text:style-name="P3"/>
      <text:p text:style-name="P3">const Alert = ({type,message,children}) =&gt; {</text:p>
      <text:p text:style-name="P3"><text:s text:c="4"/>return (</text:p>
      <text:p text:style-name="P3"><text:s text:c="8"/>&lt;div className={`alert alert-${type}`} role="alert"&gt;</text:p>
      <text:p text:style-name="P3"><text:s text:c="12"/>{message ? message:children}</text:p>
      <text:p text:style-name="P3"><text:s text:c="8"/>&lt;/div&gt;</text:p>
      <text:p text:style-name="P3"><text:s text:c="4"/>)</text:p>
      <text:p text:style-name="P3">}</text:p>
      <text:p text:style-name="P3"/>
      <text:p text:style-name="P3">export default Aler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7-15T19:50:15.354996320</dc:date>
    <meta:editing-duration>PT39M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20" meta:character-count="932" meta:non-whitespace-character-count="742"/>
  </office:meta>
</office:document-meta>
</file>